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solid" draw:fill-color="#0084d1" draw:textarea-horizontal-align="justify" draw:textarea-vertical-align="middle" draw:auto-grow-height="false" draw:shadow="visible" draw:shadow-offset-x="0.102cm" draw:shadow-offset-y="0.102cm"/>
    </style:style>
    <style:style style:name="gr2" style:family="graphic" style:parent-style-name="standard">
      <style:graphic-properties svg:stroke-width="0.051cm" svg:stroke-color="#280099" draw:marker-start-width="0.276cm" draw:marker-end-width="0.276cm" draw:fill="solid" draw:fill-color="#004586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draw:fill="solid" draw:fill-color="#0084d1" draw:textarea-horizontal-align="justify" draw:textarea-vertical-align="middle" draw:auto-grow-height="true" fo:min-height="4.267cm" fo:min-width="2.781cm" fo:wrap-option="no-wrap" draw:shadow="visible" draw:shadow-offset-x="0.102cm" draw:shadow-offset-y="0.102cm"/>
    </style:style>
    <style:style style:name="gr4" style:family="graphic" style:parent-style-name="standard">
      <style:graphic-properties draw:stroke="none" draw:fill="solid" draw:fill-color="#0084d1" draw:textarea-horizontal-align="justify" draw:textarea-vertical-align="middle" draw:auto-grow-height="true" fo:min-height="4.699cm" fo:min-width="3.796cm" fo:wrap-option="no-wrap" draw:shadow="visible" draw:shadow-offset-x="0.102cm" draw:shadow-offset-y="0.102cm"/>
    </style:style>
    <style:style style:name="gr5" style:family="graphic" style:parent-style-name="standard">
      <style:graphic-properties draw:stroke="none" draw:fill="solid" draw:fill-color="#0084d1" draw:textarea-horizontal-align="justify" draw:textarea-vertical-align="middle" draw:auto-grow-height="true" fo:min-height="1.086cm" fo:min-width="4.012cm" fo:wrap-option="no-wrap" draw:shadow="visible" draw:shadow-offset-x="0.102cm" draw:shadow-offset-y="0.102cm"/>
    </style:style>
    <style:style style:name="gr6" style:family="graphic" style:parent-style-name="standard">
      <style:graphic-properties draw:stroke="none" draw:fill="solid" draw:fill-color="#0084d1" draw:textarea-horizontal-align="justify" draw:textarea-vertical-align="middle" draw:auto-grow-height="true" fo:min-height="1.358cm" fo:min-width="3.796cm" fo:wrap-option="no-wrap" draw:shadow="visible" draw:shadow-offset-x="0.102cm" draw:shadow-offset-y="0.102cm"/>
    </style:style>
    <style:style style:name="gr7" style:family="graphic" style:parent-style-name="standard">
      <style:graphic-properties draw:stroke="none" draw:fill="solid" draw:fill-color="#0084d1" draw:textarea-horizontal-align="justify" draw:textarea-vertical-align="middle" draw:auto-grow-height="true" fo:min-height="1.948cm" fo:min-width="3.675cm" fo:wrap-option="no-wrap" draw:shadow="visible" draw:shadow-offset-x="0.102cm" draw:shadow-offset-y="0.102cm"/>
    </style:style>
    <style:style style:name="gr8" style:family="graphic" style:parent-style-name="standard">
      <style:graphic-properties draw:stroke="none" draw:fill="solid" draw:fill-color="#0084d1" draw:textarea-horizontal-align="justify" draw:textarea-vertical-align="middle" draw:auto-grow-height="true" fo:min-height="2.986cm" fo:min-width="4.134cm" fo:wrap-option="no-wrap" draw:shadow="visible" draw:shadow-offset-x="0.102cm" draw:shadow-offset-y="0.102cm"/>
    </style:style>
    <style:style style:name="gr9" style:family="graphic" style:parent-style-name="standard">
      <style:graphic-properties svg:stroke-width="0.102cm" draw:marker-start-width="0.352cm" draw:marker-end="Arrow" draw:marker-end-width="0.452cm" draw:textarea-horizontal-align="center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stroke="none" draw:fill="solid" draw:fill-color="#0084d1" draw:textarea-horizontal-align="justify" draw:textarea-vertical-align="middle" draw:auto-grow-height="true" fo:min-height="1.516cm" fo:min-width="3.796cm" fo:wrap-option="no-wrap" draw:shadow="visible" draw:shadow-offset-x="0.102cm" draw:shadow-offset-y="0.102cm"/>
    </style:style>
    <style:style style:name="gr11" style:family="graphic" style:parent-style-name="standard">
      <style:graphic-properties svg:stroke-width="0.102cm" draw:marker-start-width="0.352cm" draw:marker-end="Arrowheads_20_1" draw:marker-end-width="0.452cm" draw:textarea-horizontal-align="center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stroke="dash" draw:stroke-dash="Fine_20_Dashed_20__28_var_29_" svg:stroke-width="0.102cm" draw:marker-start-width="0.352cm" draw:marker-end="Arrowheads_20_2" draw:marker-end-width="0.452cm" draw:fill="none" draw:textarea-horizontal-align="center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svg:stroke-width="0.102cm" draw:marker-end="Arrow" draw:marker-end-width="0.306cm" draw:textarea-horizontal-align="center" draw:textarea-vertical-align="middle" fo:padding-top="0.176cm" fo:padding-bottom="0.176cm" fo:padding-left="0.301cm" fo:padding-right="0.301cm"/>
    </style:style>
    <style:style style:name="gr14" style:family="graphic" style:parent-style-name="standard">
      <style:graphic-properties draw:stroke="none" svg:stroke-width="0.102cm" svg:stroke-color="#000000" draw:fill="none" draw:fill-color="#ffffff" fo:min-height="0cm" fo:padding-top="0.176cm" fo:padding-bottom="0.176cm" fo:padding-left="0.301cm" fo:padding-right="0.301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fo:color="#ffffff" fo:font-weight="bold" style:font-weight-asian="bold" style:font-weight-complex="bold"/>
    </style:style>
    <style:style style:name="P4" style:family="paragraph">
      <style:paragraph-properties fo:text-align="start"/>
      <style:text-properties fo:color="#ffffff" fo:font-weight="bold" style:font-weight-asian="bold" style:font-weight-complex="bold"/>
    </style:style>
    <style:style style:name="P5" style:family="paragraph">
      <style:paragraph-properties fo:text-align="center"/>
      <style:text-properties fo:color="#ffffff"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fo:color="#ffffff" fo:font-weight="bold" style:font-weight-asian="bold" style:font-weight-complex="bold"/>
    </style:style>
    <style:style style:name="T2" style:family="text">
      <style:text-properties fo:color="#ffffff" fo:font-weight="normal" style:font-weight-asian="normal" style:font-weight-complex="normal"/>
    </style:style>
    <style:style style:name="T3" style:family="text">
      <style:text-properties fo:color="#ffffff"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color="#ffffff" fo:font-style="italic" fo:font-weight="normal" style:font-style-asian="italic" style:font-weight-asian="normal" style:font-style-complex="italic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2" draw:id="id2">
          <draw:custom-shape draw:style-name="gr1" draw:text-style-name="P3" draw:layer="layout" svg:width="5.497cm" svg:height="4.211cm" svg:x="4.403cm" svg:y="1.469cm">
            <text:p text:style-name="P1"><text:span text:style-name="T1">Model</text:span></text:p>
            <text:p text:style-name="P2"><text:span text:style-name="T1"/></text:p>
            <text:p text:style-name="P2"><text:span text:style-name="T2">- </text:span><text:span text:style-name="T2">observers</text:span></text:p>
            <text:p text:style-name="P2"><text:span text:style-name="T2">+ </text:span><text:span text:style-name="T2">notify()</text:span></text:p>
            <text:p text:style-name="P2"><text:span text:style-name="T2">+ </text:span><text:span text:style-name="T2">addObserver()</text:span></text:p>
            <draw:enhanced-geometry svg:viewBox="0 0 21600 21600" draw:mirror-horizontal="false" draw:mirror-vertical="false" draw:glue-points="10800 0 0 10800 10800 21600 21600 10800" draw:text-areas="0 0 21600 ?f11" draw:type="paper" draw:modifiers="18494.8512045347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line draw:style-name="gr2" draw:text-style-name="P1" draw:layer="layout" svg:x1="4.403cm" svg:y1="2.505cm" svg:x2="9.9cm" svg:y2="2.505cm">
            <text:p/>
          </draw:line>
        </draw:g>
        <draw:g xml:id="id1" draw:id="id1">
          <draw:custom-shape draw:style-name="gr3" draw:text-style-name="P3" draw:layer="layout" svg:width="3.281cm" svg:height="6.042cm" svg:x="2.077cm" svg:y="7.469cm">
            <text:p text:style-name="P1"><text:span text:style-name="T1">Deck</text:span></text:p>
            <text:p text:style-name="P2"><text:span text:style-name="T1"/></text:p>
            <text:p text:style-name="P2"><text:span text:style-name="T2">- </text:span><text:span text:style-name="T2">stack</text:span></text:p>
            <text:p text:style-name="P2"><text:span text:style-name="T2">+ </text:span><text:span text:style-name="T2">push()</text:span></text:p>
            <text:p text:style-name="P2"><text:span text:style-name="T2">+ </text:span><text:span text:style-name="T2">pop()</text:span></text:p>
            <text:p text:style-name="P2"><text:span text:style-name="T2">+ </text:span><text:span text:style-name="T2">top()</text:span></text:p>
            <text:p text:style-name="P2"><text:span text:style-name="T2">+ </text:span><text:span text:style-name="T2">asList()</text:span></text:p>
            <draw:enhanced-geometry svg:viewBox="0 0 21600 21600" draw:mirror-horizontal="false" draw:mirror-vertical="false" draw:glue-points="10800 0 0 10800 10800 21600 21600 10800" draw:text-areas="0 0 21600 ?f11" draw:type="paper" draw:modifiers="18494.8512045347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line draw:style-name="gr2" draw:text-style-name="P1" draw:layer="layout" svg:x1="2.068cm" svg:y1="8.82cm" svg:x2="5.351cm" svg:y2="8.82cm">
            <text:p/>
          </draw:line>
        </draw:g>
        <draw:custom-shape draw:style-name="gr4" draw:text-style-name="P3" xml:id="id5" draw:id="id5" draw:layer="layout" svg:width="4.295cm" svg:height="5.719cm" svg:x="7.675cm" svg:y="7.311cm">
          <text:p text:style-name="P1"><text:span text:style-name="T1">CardList</text:span></text:p>
          <text:p text:style-name="P2"><text:span text:style-name="T1"/></text:p>
          <text:p text:style-name="P2"><text:span text:style-name="T2">- </text:span><text:span text:style-name="T2">list</text:span></text:p>
          <text:p text:style-name="P2"><text:span text:style-name="T2">+ </text:span><text:span text:style-name="T2">map()</text:span></text:p>
          <text:p text:style-name="P2"><text:span text:style-name="T2">+ </text:span><text:span text:style-name="T2">add()</text:span></text:p>
          <text:p text:style-name="P2"><text:span text:style-name="T2">+ </text:span><text:span text:style-name="T2">remove()</text:span></text:p>
          <draw:enhanced-geometry svg:viewBox="0 0 21600 21600" draw:mirror-horizontal="false" draw:mirror-vertical="false" draw:glue-points="10800 0 0 10800 10800 21600 21600 10800" draw:text-areas="0 0 21600 ?f11" draw:type="paper" draw:modifiers="18494.8512045347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2" draw:text-style-name="P1" draw:layer="layout" svg:x1="7.668cm" svg:y1="8.82cm" svg:x2="11.951cm" svg:y2="8.82cm">
          <text:p/>
        </draw:line>
        <draw:custom-shape draw:style-name="gr5" draw:text-style-name="P4" xml:id="id7" draw:id="id7" draw:layer="layout" svg:width="4.512cm" svg:height="1.933cm" svg:x="7.629cm" svg:y="14.669cm">
          <text:p text:style-name="P2"><text:span text:style-name="T1">CardListView</text:span></text:p>
          <text:p text:style-name="P2"><text:span text:style-name="T1"/></text:p>
          <draw:enhanced-geometry svg:viewBox="0 0 21600 21600" draw:mirror-horizontal="false" draw:mirror-vertical="false" draw:glue-points="10800 0 0 10800 10800 21600 21600 10800" draw:text-areas="0 0 21600 ?f11" draw:type="paper" draw:modifiers="18494.8512045347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2" draw:text-style-name="P1" draw:layer="layout" svg:x1="7.619cm" svg:y1="15.62cm" svg:x2="12.117cm" svg:y2="15.62cm">
          <text:p/>
        </draw:line>
        <draw:custom-shape draw:style-name="gr6" draw:text-style-name="P3" xml:id="id8" draw:id="id8" draw:layer="layout" svg:width="4.295cm" svg:height="1.933cm" svg:x="1.53cm" svg:y="14.634cm">
          <text:p text:style-name="P1"><text:span text:style-name="T1">DeckView</text:span></text:p>
          <text:p text:style-name="P2"><text:span text:style-name="T2"/></text:p>
          <draw:enhanced-geometry svg:viewBox="0 0 21600 21600" draw:mirror-horizontal="false" draw:mirror-vertical="false" draw:glue-points="10800 0 0 10800 10800 21600 21600 10800" draw:text-areas="0 0 21600 ?f11" draw:type="paper" draw:modifiers="18494.8512045347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2" draw:text-style-name="P1" draw:layer="layout" svg:x1="1.533cm" svg:y1="15.82cm" svg:x2="5.796cm" svg:y2="15.82cm">
          <text:p/>
        </draw:line>
        <draw:custom-shape draw:style-name="gr7" draw:text-style-name="P5" xml:id="id4" draw:id="id4" draw:layer="layout" svg:width="4.175cm" svg:height="2.54cm" svg:x="17.98cm" svg:y="12.364cm">
          <text:p text:style-name="P1"><text:span text:style-name="T3">View</text:span></text:p>
          <text:p text:style-name="P2"><text:span text:style-name="T4"/></text:p>
          <draw:enhanced-geometry svg:viewBox="0 0 21600 21600" draw:mirror-horizontal="false" draw:mirror-vertical="false" draw:glue-points="10800 0 0 10800 10800 21600 21600 10800" draw:text-areas="0 0 21600 ?f11" draw:type="paper" draw:modifiers="18494.8512045347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3" xml:id="id9" draw:id="id9" draw:layer="layout" svg:width="4.634cm" svg:height="3.74cm" svg:x="12.765cm" svg:y="1.599cm">
          <text:p text:style-name="P1"><text:span text:style-name="T1">&lt;&lt;</text:span><text:span text:style-name="T1">interface&gt;&gt;</text:span></text:p>
          <text:p text:style-name="P1"><text:span text:style-name="T1">Observer</text:span></text:p>
          <text:p text:style-name="P1"><text:span text:style-name="T1"/></text:p>
          <text:p text:style-name="P2"><text:span text:style-name="T2">+ </text:span><text:span text:style-name="T2">update()</text:span></text:p>
          <draw:enhanced-geometry svg:viewBox="0 0 21600 21600" draw:mirror-horizontal="false" draw:mirror-vertical="false" draw:glue-points="10800 0 0 10800 10800 21600 21600 10800" draw:text-areas="0 0 21600 ?f11" draw:type="paper" draw:modifiers="18494.8512045347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9" draw:text-style-name="P1" draw:layer="layout" draw:type="line" svg:x1="3.713cm" svg:y1="7.469cm" svg:x2="7.151cm" svg:y2="5.68cm" draw:start-shape="id1" draw:start-glue-point="0" draw:end-shape="id2" draw:end-glue-point="2" svg:d="m3713 7469 3438-1789">
          <text:p/>
        </draw:connector>
        <draw:custom-shape draw:style-name="gr10" draw:text-style-name="P3" xml:id="id3" draw:id="id3" draw:layer="layout" svg:width="4.295cm" svg:height="2.041cm" svg:x="17.965cm" svg:y="6.519cm">
          <text:p text:style-name="P1"><text:span text:style-name="T1">Table</text:span></text:p>
          <draw:enhanced-geometry svg:viewBox="0 0 21600 21600" draw:mirror-horizontal="false" draw:mirror-vertical="false" draw:glue-points="10800 0 0 10800 10800 21600 21600 10800" draw:text-areas="0 0 21600 ?f11" draw:type="paper" draw:modifiers="18494.8512045347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2" draw:text-style-name="P1" draw:layer="layout" svg:x1="17.963cm" svg:y1="7.931cm" svg:x2="22.237cm" svg:y2="7.931cm">
          <text:p/>
        </draw:line>
        <draw:connector draw:style-name="gr9" draw:text-style-name="P1" draw:layer="layout" draw:type="line" svg:x1="20.113cm" svg:y1="8.56cm" svg:x2="20.068cm" svg:y2="12.364cm" draw:start-shape="id3" draw:start-glue-point="6" draw:end-shape="id4" draw:end-glue-point="4" svg:d="m20113 8560-45 3804">
          <text:p/>
        </draw:connector>
        <draw:connector draw:style-name="gr9" draw:text-style-name="P1" draw:layer="layout" draw:type="line" svg:x1="9.823cm" svg:y1="7.311cm" svg:x2="7.151cm" svg:y2="5.68cm" draw:start-shape="id5" draw:start-glue-point="4" draw:end-shape="id2" draw:end-glue-point="2" svg:d="m9823 7311-2672-1631">
          <text:p/>
        </draw:connector>
        <draw:custom-shape draw:style-name="gr10" draw:text-style-name="P3" xml:id="id6" draw:id="id6" draw:layer="layout" svg:width="4.295cm" svg:height="2.041cm" svg:x="17.965cm" svg:y="18.009cm">
          <text:p text:style-name="P1"><text:span text:style-name="T1">Region</text:span></text:p>
          <draw:enhanced-geometry svg:viewBox="0 0 21600 21600" draw:mirror-horizontal="false" draw:mirror-vertical="false" draw:glue-points="10800 0 0 10800 10800 21600 21600 10800" draw:text-areas="0 0 21600 ?f11" draw:type="paper" draw:modifiers="18494.8512045347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9" draw:text-style-name="P1" draw:layer="layout" draw:type="line" svg:x1="20.113cm" svg:y1="18.009cm" svg:x2="20.068cm" svg:y2="14.904cm" draw:start-shape="id6" draw:start-glue-point="4" draw:end-shape="id4" draw:end-glue-point="6" svg:d="m20113 18009-45-3105">
          <text:p/>
        </draw:connector>
        <draw:connector draw:style-name="gr11" draw:text-style-name="P1" draw:layer="layout" draw:type="line" svg:x1="9.823cm" svg:y1="13.03cm" svg:x2="9.885cm" svg:y2="14.669cm" draw:start-shape="id5" draw:start-glue-point="6" draw:end-shape="id7" draw:end-glue-point="4" svg:d="m9823 13030 62 1639">
          <text:p/>
        </draw:connector>
        <draw:connector draw:style-name="gr11" draw:text-style-name="P1" draw:layer="layout" draw:type="line" svg:x1="3.713cm" svg:y1="13.511cm" svg:x2="3.678cm" svg:y2="14.634cm" draw:start-shape="id1" draw:start-glue-point="2" draw:end-shape="id8" draw:end-glue-point="4" svg:d="m3713 13511-35 1123">
          <text:p/>
        </draw:connector>
        <draw:connector draw:style-name="gr12" draw:text-style-name="P1" draw:layer="layout" svg:x1="15.082cm" svg:y1="5.339cm" svg:x2="17.98cm" svg:y2="13.634cm" draw:start-shape="id9" draw:start-glue-point="6" draw:end-shape="id4" draw:end-glue-point="5" svg:d="m15082 5339v8295h2898">
          <text:p/>
        </draw:connector>
        <draw:connector draw:style-name="gr13" draw:text-style-name="P1" draw:layer="layout" svg:x1="9.885cm" svg:y1="16.602cm" svg:x2="20.068cm" svg:y2="14.904cm" draw:start-shape="id7" draw:start-glue-point="6" draw:end-shape="id4" draw:end-glue-point="6" svg:d="m9885 16602v602h10183v-2300">
          <text:p/>
        </draw:connector>
        <draw:connector draw:style-name="gr13" draw:text-style-name="P1" draw:layer="layout" svg:x1="3.678cm" svg:y1="16.567cm" svg:x2="20.068cm" svg:y2="14.904cm" draw:start-shape="id8" draw:start-glue-point="6" draw:end-shape="id4" draw:end-glue-point="6" svg:d="m3678 16567v602h16390v-2265">
          <text:p/>
        </draw:connector>
        <draw:line draw:style-name="gr2" draw:text-style-name="P1" draw:layer="layout" svg:x1="12.745cm" svg:y1="3.469cm" svg:x2="17.375cm" svg:y2="3.469cm">
          <text:p/>
        </draw:line>
        <draw:connector draw:style-name="gr13" draw:text-style-name="P1" draw:layer="layout" draw:type="curve" svg:x1="20.068cm" svg:y1="14.904cm" svg:x2="22.155cm" svg:y2="13.634cm" draw:start-shape="id4" draw:start-glue-point="6" draw:end-shape="id4" draw:end-glue-point="7" svg:d="m20068 14904c0 904 1345 753 2092 210s898-1480-5-1480">
          <text:p/>
        </draw:connector>
        <draw:frame draw:style-name="gr14" draw:text-style-name="P1" draw:layer="layout" svg:width="3.81cm" svg:height="1.064cm" svg:x="20.05cm" svg:y="15.605cm">
          <draw:text-box>
            <text:p text:style-name="P1">subviews</text:p>
          </draw:text-box>
        </draw:frame>
        <draw:line draw:style-name="gr2" draw:text-style-name="P1" draw:layer="layout" svg:x1="17.943cm" svg:y1="19.379cm" svg:x2="22.257cm" svg:y2="19.379cm">
          <text:p/>
        </draw:line>
        <draw:line draw:style-name="gr2" draw:text-style-name="P1" draw:layer="layout" svg:x1="17.988cm" svg:y1="13.879cm" svg:x2="22.128cm" svg:y2="13.87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s_20_1" draw:display-name="Arrowheads 1" svg:viewBox="0 0 1131 1131" svg:d="m0 564 564 567 567-567-567-564z"/>
    <draw:marker draw:name="Arrowheads_20_2" draw:display-name="Arrowheads 2" svg:viewBox="0 0 1122 2243" svg:d="m0 2108v17 17l12 42 30 34 38 21 43 4 29-8 30-21 25-26 13-34 343-1532 339 1520 13 42 29 34 39 21 42 4 42-12 34-30 21-42v-39-12l-4 4-440-1998-9-42-25-39-38-25-43-8-42 8-38 25-26 39-8 42z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4.587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li </meta:initial-creator>
    <meta:creation-date>2011-08-01T12:36:35</meta:creation-date>
    <dc:date>2011-08-12T16:26:38</dc:date>
    <meta:editing-duration>PT45M44S</meta:editing-duration>
    <meta:editing-cycles>10</meta:editing-cycles>
    <meta:generator>LibreOffice/3.4$Unix LibreOffice_project/340m1$Build-103</meta:generator>
    <meta:document-statistic meta:object-count="31"/>
  </office:meta>
</office:document-meta>
</file>